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12748c" officeooo:paragraph-rsid="0012748c" style:font-weight-asian="bold" style:font-weight-complex="bold"/>
    </style:style>
    <style:style style:name="P3" style:family="paragraph" style:parent-style-name="Standard">
      <style:paragraph-properties fo:line-height="100%"/>
      <style:text-properties fo:color="#000000" style:font-name="Liberation Mono" fo:font-size="10.5pt" fo:font-weight="normal" fo:background-color="#ffffff"/>
    </style:style>
    <style:style style:name="P4" style:family="paragraph" style:parent-style-name="Standard">
      <style:paragraph-properties fo:line-height="115%"/>
      <style:text-properties fo:color="#000000" style:font-name="Liberation Mono" fo:font-size="10.5pt" fo:font-weight="normal" fo:background-color="#ffffff"/>
    </style:style>
    <style:style style:name="P5" style:family="paragraph" style:parent-style-name="Standard">
      <style:paragraph-properties fo:line-height="100%"/>
      <style:text-properties fo:color="#008000" style:font-name="Liberation Mono" fo:font-size="10.5pt" fo:font-weight="normal" fo:background-color="#ffffff"/>
    </style:style>
    <style:style style:name="P6" style:family="paragraph" style:parent-style-name="Standard">
      <style:paragraph-properties fo:line-height="115%"/>
      <style:text-properties fo:color="#008000" style:font-name="Liberation Mono" fo:font-size="10.5pt" fo:font-weight="normal" fo:background-color="#ffffff"/>
    </style:style>
    <style:style style:name="P7" style:family="paragraph" style:parent-style-name="Standard">
      <style:paragraph-properties fo:line-height="115%"/>
      <style:text-properties fo:color="#008000" style:font-name="Liberation Mono" fo:font-size="10.5pt" fo:font-weight="normal" officeooo:paragraph-rsid="00229ea5" fo:background-color="#ffffff"/>
    </style:style>
    <style:style style:name="P8" style:family="paragraph" style:parent-style-name="Standard">
      <style:paragraph-properties fo:line-height="115%"/>
      <style:text-properties fo:color="#0000ff" style:font-name="Liberation Mono" fo:font-size="10.5pt" fo:font-weight="normal" fo:background-color="#ffffff"/>
    </style:style>
    <style:style style:name="P9" style:family="paragraph" style:parent-style-name="Standard">
      <style:paragraph-properties fo:line-height="100%"/>
      <style:text-properties fo:color="#af00db" style:font-name="Liberation Mono" fo:font-size="10.5pt" fo:font-weight="normal" fo:background-color="#ffffff"/>
    </style:style>
    <style:style style:name="P10" style:family="paragraph" style:parent-style-name="Standard">
      <style:paragraph-properties fo:line-height="100%"/>
      <style:text-properties style:font-name="Liberation Mono"/>
    </style:style>
    <style:style style:name="P11" style:family="paragraph" style:parent-style-name="Standard">
      <style:paragraph-properties fo:line-height="115%"/>
      <style:text-properties style:font-name="Liberation Mono"/>
    </style:style>
    <style:style style:name="P12" style:family="paragraph" style:parent-style-name="Standard">
      <style:paragraph-properties fo:line-height="150%" fo:text-align="center" style:justify-single-word="false"/>
      <style:text-properties fo:font-size="12pt" fo:font-weight="bold" officeooo:rsid="0012748c" officeooo:paragraph-rsid="0012748c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 fo:background-color="transparent">
        <style:tab-stops>
          <style:tab-stop style:position="0in"/>
          <style:tab-stop style:position="0.3752in"/>
        </style:tab-stops>
      </style:paragraph-properties>
      <style:text-properties fo:font-size="16pt" fo:font-weight="bold" officeooo:rsid="0013b117" officeooo:paragraph-rsid="0013b11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 fo:background-color="transparent">
        <style:tab-stops>
          <style:tab-stop style:position="0in"/>
          <style:tab-stop style:position="0.3752in"/>
        </style:tab-stops>
      </style:paragraph-properties>
      <style:text-properties fo:font-size="16pt" fo:font-weight="bold" officeooo:rsid="0013b117" officeooo:paragraph-rsid="0017b3d9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 fo:background-color="transparent">
        <style:tab-stops>
          <style:tab-stop style:position="0in"/>
          <style:tab-stop style:position="0.3752in"/>
        </style:tab-stops>
      </style:paragraph-properties>
      <style:text-properties officeooo:paragraph-rsid="001cf3f4"/>
    </style:style>
    <style:style style:name="P1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officeooo:rsid="001459bd" officeooo:paragraph-rsid="001459bd"/>
    </style:style>
    <style:style style:name="P1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 fo:break-before="page" fo:background-color="transparent">
        <style:tab-stops>
          <style:tab-stop style:position="0in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50%" fo:text-align="center" style:justify-single-word="false" fo:text-indent="0in" style:auto-text-indent="false" style:page-number="auto" fo:background-color="transparent">
        <style:tab-stops>
          <style:tab-stop style:position="0in"/>
          <style:tab-stop style:position="0.3752in"/>
        </style:tab-stops>
      </style:paragraph-properties>
      <style:text-properties fo:font-size="16pt" fo:font-weight="bold" officeooo:rsid="0012748c" officeooo:paragraph-rsid="0012748c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in" fo:margin-right="0in" fo:line-height="150%" fo:text-align="end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in" fo:margin-right="0in" fo:line-height="150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1in" fo:margin-right="0.9366in" fo:line-height="150%" fo:text-align="center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1in" fo:margin-right="0.9366in" fo:line-height="150%" fo:text-align="center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bold" officeooo:rsid="0012748c" officeooo:paragraph-rsid="0012748c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01cf3f4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7b3d9" officeooo:paragraph-rsid="0017b3d9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2748c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officeooo:paragraph-rsid="0013b117"/>
    </style:style>
    <style:style style:name="P3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officeooo:rsid="001459bd" officeooo:paragraph-rsid="001459bd"/>
    </style:style>
    <style:style style:name="P3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officeooo:paragraph-rsid="001459bd"/>
    </style:style>
    <style:style style:name="P3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36" style:family="paragraph" style:parent-style-name="Standard" style:list-style-name="L1" style:master-page-name="">
      <loext:graphic-properties draw:fill="none"/>
      <style:paragraph-properties fo:margin-left="0.5in" fo:margin-right="0in" fo:margin-top="0.0398in" fo:margin-bottom="0.0398in" loext:contextual-spacing="false" fo:line-height="115%" fo:text-align="start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38eb4" style:font-weight-asian="normal" style:font-weight-complex="normal"/>
    </style:style>
    <style:style style:name="P37" style:family="paragraph" style:parent-style-name="Standard" style:list-style-name="L1">
      <loext:graphic-properties draw:fill="none"/>
      <style:paragraph-properties fo:margin-left="0.5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12748c" officeooo:paragraph-rsid="00138eb4" style:font-weight-asian="normal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.5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138eb4" officeooo:paragraph-rsid="00138eb4" style:font-weight-asian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5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13b117" officeooo:paragraph-rsid="0013b117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4pt" fo:font-weight="bold" officeooo:rsid="0022105b" officeooo:paragraph-rsid="0022105b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4pt" fo:font-weight="bold" officeooo:rsid="00229ea5" officeooo:paragraph-rsid="00229ea5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4pt" fo:font-weight="bold" officeooo:rsid="00229ea5" officeooo:paragraph-rsid="00229ea5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font-size="16pt" fo:font-weight="bold" officeooo:rsid="0022105b" officeooo:paragraph-rsid="0022105b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000000" style:font-name="Liberation Mono" fo:font-size="10.5pt" fo:font-weight="normal" officeooo:rsid="0022105b" officeooo:paragraph-rsid="0022105b" fo:background-color="#ffffff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000000" style:font-name="Liberation Mono" fo:font-size="10.5pt" fo:font-weight="normal" officeooo:rsid="00229ea5" officeooo:paragraph-rsid="00229ea5" fo:background-color="#ffffff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align="end" style:justify-single-word="false" fo:text-indent="0in" style:auto-text-indent="false" fo:break-before="page" fo:background-color="transparent">
        <style:tab-stops>
          <style:tab-stop style:position="0in"/>
        </style:tab-stops>
      </style:paragraph-properties>
      <style:text-properties fo:font-size="12pt" fo:font-weight="bold" officeooo:rsid="0022105b" officeooo:paragraph-rsid="0022105b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center" style:justify-single-word="false" fo:text-indent="0in" style:auto-text-indent="false" fo:break-before="page" fo:background-color="transparent">
        <style:tab-stops>
          <style:tab-stop style:position="0in"/>
        </style:tab-stops>
      </style:paragraph-properties>
      <style:text-properties fo:font-size="16pt" fo:font-weight="bold" officeooo:rsid="00229ea5" officeooo:paragraph-rsid="00229ea5" style:font-weight-asian="bold" style:font-weight-complex="bold"/>
    </style:style>
    <style:style style:name="P48" style:family="paragraph" style:parent-style-name="Standard" style:list-style-name="L3">
      <loext:graphic-properties draw:fill="none"/>
      <style:paragraph-properties fo:margin-top="0.0398in" fo:margin-bottom="0.0398in" loext:contextual-spacing="false" fo:line-height="115%" fo:text-align="start" style:justify-single-word="false" fo:background-color="transparent">
        <style:tab-stops>
          <style:tab-stop style:position="0in"/>
        </style:tab-stops>
      </style:paragraph-properties>
      <style:text-properties officeooo:paragraph-rsid="00229ea5"/>
    </style:style>
    <style:style style:name="P49" style:family="paragraph" style:parent-style-name="Standard" style:list-style-name="L3">
      <loext:graphic-properties draw:fill="none"/>
      <style:paragraph-properties fo:margin-top="0.0398in" fo:margin-bottom="0.0398in" loext:contextual-spacing="false" fo:line-height="115%" fo:text-align="start" style:justify-single-word="false" fo:background-color="transparent">
        <style:tab-stops>
          <style:tab-stop style:position="0in"/>
        </style:tab-stops>
      </style:paragraph-properties>
      <style:text-properties officeooo:rsid="00229ea5" officeooo:paragraph-rsid="00229ea5"/>
    </style:style>
    <style:style style:name="P50" style:family="paragraph" style:parent-style-name="Standard" style:list-style-name="L2" style:master-page-name="">
      <loext:graphic-properties draw:fill="none"/>
      <style:paragraph-properties fo:margin-left="0.75in" fo:margin-right="0in" fo:margin-top="0.0398in" fo:margin-bottom="0.0398in" loext:contextual-spacing="false" fo:line-height="115%" fo:text-align="start" style:justify-single-word="false" fo:text-indent="-0.25in" style:auto-text-indent="false" style:page-number="auto" fo:background-color="transparent">
        <style:tab-stops>
          <style:tab-stop style:position="0in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51" style:family="paragraph" style:parent-style-name="Standard" style:list-style-name="L2">
      <loext:graphic-properties draw:fill="none"/>
      <style:paragraph-properties fo:margin-left="0.75in" fo:margin-right="0in" fo:margin-top="0.0398in" fo:margin-bottom="0.0398in" loext:contextual-spacing="false" fo:line-height="115%" fo:text-align="start" style:justify-single-word="false" fo:text-indent="-0.25in" style:auto-text-indent="false" fo:background-color="transparent">
        <style:tab-stops>
          <style:tab-stop style:position="0in"/>
        </style:tab-stops>
      </style:paragraph-properties>
      <style:text-properties fo:font-size="12pt" fo:font-weight="normal" officeooo:rsid="0022105b" officeooo:paragraph-rsid="0022105b" style:font-weight-asian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5in" fo:margin-right="0.4366in" fo:line-height="150%" fo:text-align="center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font-size="14pt" fo:font-weight="bold" officeooo:rsid="0012748c" officeooo:paragraph-rsid="00243200" style:font-weight-asian="bold" style:font-weight-complex="bold"/>
    </style:style>
    <style:style style:name="P53" style:family="paragraph">
      <style:text-properties style:font-name="Liberation Mono"/>
    </style:style>
    <style:style style:name="P54" style:family="paragraph">
      <loext:graphic-properties draw:fill="none" draw:fill-color="#ffffff"/>
      <style:text-properties style:font-name="Liberation Mono"/>
    </style:style>
    <style:style style:name="T1" style:family="text">
      <style:text-properties officeooo:rsid="00138eb4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 fo:font-weight="normal" officeooo:rsid="0013b117" style:font-weight-asian="normal" style:font-weight-complex="normal"/>
    </style:style>
    <style:style style:name="T4" style:family="text">
      <style:text-properties fo:font-size="12pt" fo:font-weight="normal" officeooo:rsid="001cf3f4" style:font-weight-asian="normal" style:font-weight-complex="normal"/>
    </style:style>
    <style:style style:name="T5" style:family="text">
      <style:text-properties fo:font-size="12pt" fo:font-weight="normal" officeooo:rsid="0021ef96" style:font-weight-asian="normal" style:font-weight-complex="normal"/>
    </style:style>
    <style:style style:name="T6" style:family="text">
      <style:text-properties fo:font-size="12pt" fo:font-weight="normal" officeooo:rsid="0022105b" style:font-weight-asian="normal" style:font-weight-complex="normal"/>
    </style:style>
    <style:style style:name="T7" style:family="text">
      <style:text-properties fo:font-size="12pt" fo:font-weight="normal" officeooo:rsid="00229ea5" style:font-weight-asian="normal" style:font-weight-complex="normal"/>
    </style:style>
    <style:style style:name="T8" style:family="text">
      <style:text-properties fo:font-size="12pt" fo:font-weight="bold" officeooo:rsid="0013b117" style:font-weight-asian="bold" style:font-weight-complex="bold"/>
    </style:style>
    <style:style style:name="T9" style:family="text">
      <style:text-properties fo:font-size="12pt" fo:font-weight="bold" officeooo:rsid="001cf3f4" style:font-weight-asian="bold" style:font-weight-complex="bold"/>
    </style:style>
    <style:style style:name="T10" style:family="text">
      <style:text-properties fo:font-size="12pt" fo:font-weight="bold" officeooo:rsid="001e62cd" style:font-weight-asian="bold" style:font-weight-complex="bold"/>
    </style:style>
    <style:style style:name="T11" style:family="text">
      <style:text-properties fo:font-size="12pt" fo:font-weight="bold" officeooo:rsid="0021ef96" style:font-weight-asian="bold" style:font-weight-complex="bold"/>
    </style:style>
    <style:style style:name="T12" style:family="text">
      <style:text-properties fo:font-size="12pt" fo:font-weight="bold" officeooo:rsid="0022105b" style:font-weight-asian="bold" style:font-weight-complex="bold"/>
    </style:style>
    <style:style style:name="T13" style:family="text">
      <style:text-properties officeooo:rsid="001459bd"/>
    </style:style>
    <style:style style:name="T14" style:family="text">
      <style:text-properties style:text-position="super 58%" officeooo:rsid="001459bd"/>
    </style:style>
    <style:style style:name="T15" style:family="text">
      <style:text-properties officeooo:rsid="0015adcc"/>
    </style:style>
    <style:style style:name="T16" style:family="text">
      <style:text-properties officeooo:rsid="0016cc31"/>
    </style:style>
    <style:style style:name="T17" style:family="text">
      <style:text-properties officeooo:rsid="0017b3d9"/>
    </style:style>
    <style:style style:name="T18" style:family="text">
      <style:text-properties fo:font-size="16pt" fo:font-weight="bold" officeooo:rsid="001cf3f4" style:font-weight-asian="bold" style:font-weight-complex="bold"/>
    </style:style>
    <style:style style:name="T19" style:family="text">
      <style:text-properties fo:font-size="16pt" fo:font-weight="bold" officeooo:rsid="0013b117" style:font-weight-asian="bold" style:font-weight-complex="bold"/>
    </style:style>
    <style:style style:name="T20" style:family="text">
      <style:text-properties fo:font-size="16pt" fo:font-weight="bold" officeooo:rsid="00204845" style:font-weight-asian="bold" style:font-weight-complex="bold"/>
    </style:style>
    <style:style style:name="T21" style:family="text">
      <style:text-properties fo:color="#795e26"/>
    </style:style>
    <style:style style:name="T22" style:family="text">
      <style:text-properties fo:color="#795e26" style:font-name="monospace" fo:font-size="10.5pt" fo:font-weight="normal" fo:background-color="#ffffff" loext:char-shading-value="0"/>
    </style:style>
    <style:style style:name="T23" style:family="text">
      <style:text-properties fo:color="#795e26" fo:font-size="10.5pt" fo:font-weight="normal" fo:background-color="#ffffff" loext:char-shading-value="0"/>
    </style:style>
    <style:style style:name="T24" style:family="text">
      <style:text-properties fo:color="#000000" style:font-name="monospace" fo:font-size="10.5pt" fo:font-weight="normal" fo:background-color="#ffffff" loext:char-shading-value="0"/>
    </style:style>
    <style:style style:name="T25" style:family="text">
      <style:text-properties fo:color="#000000" fo:font-size="10.5pt" fo:font-weight="normal" fo:background-color="#ffffff" loext:char-shading-value="0"/>
    </style:style>
    <style:style style:name="T26" style:family="text">
      <style:text-properties fo:color="#001080"/>
    </style:style>
    <style:style style:name="T27" style:family="text">
      <style:text-properties fo:color="#001080" style:font-name="monospace" fo:font-size="10.5pt" fo:font-weight="normal" fo:background-color="#ffffff" loext:char-shading-value="0"/>
    </style:style>
    <style:style style:name="T28" style:family="text">
      <style:text-properties fo:color="#001080" fo:font-size="10.5pt" fo:font-weight="normal" fo:background-color="#ffffff" loext:char-shading-value="0"/>
    </style:style>
    <style:style style:name="T29" style:family="text">
      <style:text-properties fo:color="#af00db"/>
    </style:style>
    <style:style style:name="T30" style:family="text">
      <style:text-properties fo:color="#098658"/>
    </style:style>
    <style:style style:name="T31" style:family="text">
      <style:text-properties fo:color="#008000"/>
    </style:style>
    <style:style style:name="T32" style:family="text">
      <style:text-properties fo:color="#008000" style:font-name="monospace" fo:font-size="10.5pt" fo:font-weight="normal" fo:background-color="#ffffff" loext:char-shading-value="0"/>
    </style:style>
    <style:style style:name="T33" style:family="text">
      <style:text-properties fo:color="#008000" style:font-name="monospace" fo:font-size="10.5pt" fo:font-weight="normal" officeooo:rsid="00229ea5" fo:background-color="#ffffff" loext:char-shading-value="0"/>
    </style:style>
    <style:style style:name="T34" style:family="text">
      <style:text-properties fo:color="#008000" fo:font-size="10.5pt" fo:font-weight="normal" fo:background-color="#ffffff" loext:char-shading-value="0"/>
    </style:style>
    <style:style style:name="T35" style:family="text">
      <style:text-properties fo:color="#008000" fo:font-size="10.5pt" fo:font-weight="normal" officeooo:rsid="00229ea5" fo:background-color="#ffffff" loext:char-shading-value="0"/>
    </style:style>
    <style:style style:name="T36" style:family="text">
      <style:text-properties fo:color="#a31515"/>
    </style:style>
    <style:style style:name="T37" style:family="text">
      <style:text-properties fo:color="#0000ff"/>
    </style:style>
    <style:style style:name="T38" style:family="text">
      <style:text-properties fo:color="#0000ff" style:font-name="monospace" fo:font-size="10.5pt" fo:font-weight="normal" fo:background-color="#ffffff" loext:char-shading-value="0"/>
    </style:style>
    <style:style style:name="T39" style:family="text">
      <style:text-properties fo:color="#0000ff" fo:font-size="10.5pt" fo:font-weight="normal" fo:background-color="#ffffff" loext:char-shading-value="0"/>
    </style:style>
    <style:style style:name="T40" style:family="text">
      <style:text-properties officeooo:rsid="00229ea5"/>
    </style:style>
    <style:style style:name="T41" style:family="text">
      <style:text-properties officeooo:rsid="00243200"/>
    </style:style>
    <style:style style:name="T42" style:family="text">
      <style:text-properties style:font-name="Liberation Mono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3874in" fo:margin-left="0in" fo:margin-right="0in" fo:margin-top="0in" fo:margin-bottom="0in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0.8957in" fo:margin-left="0in" fo:margin-right="0in" fo:margin-top="0in" fo:margin-bottom="0in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ИОНАЛЬНЫЙ ИССЛЕДОВАТЕЛЬСКИЙ УНИВЕРСИТЕТ</text:p>
      <text:p text:style-name="P2">«ВЫСШАЯ ШКОЛА ЭКОНОМИКИ»</text:p>
      <text:p text:style-name="P2">Дисциплина: «Архитектура вычислительных систем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2">Программа для нахождения пар параллельных отрезков, заданных координатами концевых точе<text:span text:style-name="T41">к</text:span></text:p>
      <text:p text:style-name="P12">Пояснительная записка</text:p>
      <text:p text:style-name="P24"/>
      <text:p text:style-name="P25">Вариант 9</text:p>
      <text:p text:style-name="P25"/>
      <text:p text:style-name="P25"/>
      <text:p text:style-name="P25"/>
      <text:p text:style-name="P25"/>
      <text:p text:style-name="P25"/>
      <text:p text:style-name="P24"/>
      <text:p text:style-name="P23">Выполнил: Гарифуллин Руслан Ильфатович</text:p>
      <text:p text:style-name="P22">студент БПИ191, ФКН Программная инженерия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Москва 2020</text:p>
      <text:p text:style-name="P17">1. Текст задания</text:p>
      <text:p text:style-name="P28">Разработать программу, которая решает вопрос о нахождении пар параллельных отрезков из общего числа N=5 отрезков, заданных координатами концевых точек.</text:p>
      <text:p text:style-name="P34">Программа должна быть выполнения на языке Ассемблер и быть скомпилирована при помощи кроссплатформенного компилятора flat assembler.</text:p>
      <text:p text:style-name="P18">2. Описание расчетных методов</text:p>
      <text:p text:style-name="P28">Программа использует средства сопроцессора для работы с числами с плавающей точкой (FPU). Во время выполнения задачи потребовались следующие своиства из тригонометрии и векторной алгебры:</text:p>
      <text:list xml:id="list772590965" text:style-name="L1">
        <text:list-item>
          <text:p text:style-name="P36">Формула нахождения направляющего вектора прямо<text:span text:style-name="T1">й: </text:span></text:p>
          <text:p text:style-name="P37"><text:s text:c="10"/><draw:frame draw:style-name="fr3" draw:name="Object1" text:anchor-type="as-char" svg:y="-0.1598in" svg:width="1.5945in" svg:height="0.231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8">Формула нахождения тангенса угла наклона прямой:</text:p>
          <text:p text:style-name="P38"><text:s text:c="10"/><draw:frame draw:style-name="fr3" draw:name="Object2" text:anchor-type="as-char" svg:y="-0.2689in" svg:width="0.9008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9">Свойство параллельности прямых:</text:p>
          <text:p text:style-name="P39"><text:s text:c="10"/><draw:frame draw:style-name="fr3" draw:name="Object3" text:anchor-type="as-char" svg:y="-0.1854in" svg:width="1.5429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3">3. Описание входных данных</text:p>
      <text:p text:style-name="P31"><text:span text:style-name="T3">На вход подаются четыре числа для каждой прямой – координаты точек концов отрезка, составляющего прямую. Формат: </text:span><text:span text:style-name="T8">x1 y1 x2 y2</text:span><text:span text:style-name="T3">, где </text:span><text:span text:style-name="T8">x1 y1 –</text:span><text:span text:style-name="T3"> координаты одного конца отрезка, </text:span><text:span text:style-name="T8">x2 y2</text:span><text:span text:style-name="T3"> – координаты другого конца отрезка.</text:span></text:p>
      <text:p text:style-name="P32"><text:span text:style-name="T3">Е</text:span><text:span text:style-name="T2">сли координаты двух точек одинаковы (вместо отрезка образуется точка), программа сообщает об этом и предлагает ввести другие значения.</text:span></text:p>
      <text:p text:style-name="P16"><draw:frame draw:style-name="fr1" draw:name="Frame2" text:anchor-type="as-char" svg:width="4.4626in" draw:z-index="5"><draw:text-box fo:min-height="1.5862in"><text:p text:style-name="P1"><draw:frame text:anchor-type="paragraph" draw:z-index="6" draw:name="Shape1_0" draw:style-name="gr1" draw:text-style-name="P54" svg:width="4.4606in" svg:height="1.3878in" svg:x="0.0008in" svg:y="0in"><draw:text-box><text:p text:style-name="P53"><text:span text:style-name="T42">Line 0: 3 4 4 5</text:span></text:p><text:p text:style-name="P53"><text:span text:style-name="T42">Line 1: 4 4 4 4</text:span></text:p><text:p text:style-name="P53"><text:span text:style-name="T42">You have given a point. Line expected.</text:span></text:p><text:p text:style-name="P53"><text:span text:style-name="T42">Line 1: 4 5 5 6</text:span></text:p><text:p text:style-name="P53"><text:span text:style-name="T42">Line 2: 7 8 1 4</text:span></text:p><text:p text:style-name="P53"><text:span text:style-name="T42">Line 3: 10 -6 3 4</text:span></text:p><text:p text:style-name="P53"><text:span text:style-name="T42">Line 4: 5 7 7 9</text:span></text:p></draw:text-box></draw:frame>Пример входных данных</text:p></draw:text-box></draw:frame></text:p>
      <text:p text:style-name="P33"><text:span text:style-name="T13">Диапазон допустимых значений: координаты точек обязаны помещаться в двойное слово, то есть принадлежать диапазону [-2</text:span><text:span text:style-name="T14">31</text:span><text:span text:style-name="T13">, 2</text:span><text:span text:style-name="T14">31</text:span><text:span text:style-name="T15">)</text:span><text:span text:style-name="T13">, в противном случае происходит переполнение. </text:span><text:span text:style-name="T16">Допускается и ввод дробных чисел, однако точность расчётов не гарантируется </text:span><text:span text:style-name="T17">(их использование условием задачи не предполагалось)</text:span><text:span text:style-name="T16">.</text:span></text:p>
      <text:p text:style-name="P14"><text:soft-page-break/><text:span text:style-name="T17">4</text:span>. Описание в<text:span text:style-name="T17">ы</text:span>ходных данных</text:p>
      <text:p text:style-name="P27">Вывод программы представляет собой текст в консоли, где в каждой строке описывается, какие прямые параллельны между собой:</text:p>
      <text:p text:style-name="P20"><draw:frame draw:style-name="fr2" draw:name="Frame1" text:anchor-type="as-char" svg:width="4.4654in" draw:z-index="3"><draw:text-box fo:min-height="1.089in"><text:p text:style-name="P1"><draw:frame text:anchor-type="paragraph" draw:z-index="4" draw:name="Shape1" draw:style-name="gr2" draw:text-style-name="P54" svg:width="4.4217in" svg:height="0.8961in" svg:x="0.0217in" svg:y="0in"><draw:text-box><text:p text:style-name="P53"><text:span text:style-name="T42">Line #1 is parallel to line #2.</text:span></text:p><text:p text:style-name="P53"><text:span text:style-name="T42">Line #1 is parallel to line #3.</text:span></text:p><text:p text:style-name="P53"><text:span text:style-name="T42">Line #2 is parallel to line #3.</text:span></text:p></draw:text-box></draw:frame>Пример выходных данных</text:p></draw:text-box></draw:frame></text:p>
      <text:p text:style-name="P15"><text:span text:style-name="T18">5</text:span><text:span text:style-name="T19">. Описание </text:span><text:span text:style-name="T18">ключевых переменных</text:span><text:span text:style-name="T20"> </text:span></text:p>
      <text:p text:style-name="P26"><text:span text:style-name="T4">Переменные </text:span><text:span text:style-name="T9">x1</text:span><text:span text:style-name="T4">, </text:span><text:span text:style-name="T10">y1</text:span><text:span text:style-name="T4">, </text:span><text:span text:style-name="T10">x2</text:span><text:span text:style-name="T4">, </text:span><text:span text:style-name="T9">y2</text:span><text:span text:style-name="T4"> </text:span><text:span text:style-name="T6">(тип DWORD) </text:span><text:span text:style-name="T4">отвечают за временное хранение значений координат, введённых с консоли. </text:span><text:span text:style-name="T5">Переменная </text:span><text:span text:style-name="T11">LINES</text:span><text:span text:style-name="T5"> </text:span><text:span text:style-name="T6">(тип DWORD, размер </text:span><text:span text:style-name="T12">N</text:span><text:span text:style-name="T6">) </text:span><text:span text:style-name="T5">хранит в себе тангенсы углов наклона прямых. Возможно изменение значение константы </text:span><text:span text:style-name="T11">N</text:span><text:span text:style-name="T5"> в коде.</text:span></text:p>
      <text:p text:style-name="P19">6. Дополнительные библиотеки</text:p>
      <text:p text:style-name="P29">Были использованы следующие функции и стандартной библиотеки Си (libc6) с соответствующими обёртками в виде макросов:</text:p>
      <text:list xml:id="list2769066360" text:style-name="L2">
        <text:list-item>
          <text:p text:style-name="P50">printf</text:p>
        </text:list-item>
        <text:list-item>
          <text:p text:style-name="P51">scanf</text:p>
        </text:list-item>
      </text:list>
      <text:p text:style-name="P46">Приложение 1</text:p>
      <text:p text:style-name="P43">Код программы</text:p>
      <text:p text:style-name="P35">Код программы представлен в репозитории на сервисе GitHub: <text:a xlink:type="simple" xlink:href="https://github.com/ruslang02/HSE-FASM-Projects/tree/master/project01" text:style-name="Internet_20_link" text:visited-style-name="Visited_20_Internet_20_Link">https://github.com/ruslang02/HSE-FASM-Projects/tree/master/project01</text:a>.</text:p>
      <text:p text:style-name="P40">main.asm:</text:p>
      <text:p text:style-name="P44"><text:span text:style-name="T21">format</text:span> <text:span text:style-name="T26">ELF64</text:span></text:p>
      <text:p text:style-name="P4"><text:span text:style-name="T21">public</text:span> <text:span text:style-name="T26">main</text:span></text:p>
      <text:p text:style-name="P4"><text:span text:style-name="T26"/></text:p>
      <text:p text:style-name="P4"><text:span text:style-name="T21">N</text:span> <text:span text:style-name="T29">EQU</text:span> <text:span text:style-name="T30">5</text:span><text:span text:style-name="T31">; Number of lines to compare.</text:span></text:p>
      <text:p text:style-name="P4"><text:span text:style-name="T21">WORD_SIZE</text:span> <text:span text:style-name="T29">EQU</text:span> <text:span text:style-name="T30">4</text:span><text:span text:style-name="T31">; dd size</text:span></text:p>
      <text:p text:style-name="P4"><text:span text:style-name="T31"/></text:p>
      <text:p text:style-name="P4"><text:span text:style-name="T21">include</text:span> <text:span text:style-name="T36">'io.asm'</text:span><text:span text:style-name="T31">; I/O macros</text:span></text:p>
      <text:p text:style-name="P4"><text:span text:style-name="T31"/></text:p>
      <text:p text:style-name="P4"><text:span text:style-name="T21">section</text:span> <text:span text:style-name="T36">'.text'</text:span> <text:span text:style-name="T26">writable</text:span></text:p>
      <text:p text:style-name="P4"><text:span text:style-name="T26">main</text:span>:</text:p>
      <text:p text:style-name="P4"><text:span text:style-name="T29"><text:tab/>print</text:span> <text:span text:style-name="T26">DESCRIPTION</text:span>, N</text:p>
      <text:p text:style-name="P4"><text:span text:style-name="T37"><text:tab/>call</text:span> <text:span text:style-name="T26">input_lines</text:span></text:p>
      <text:p text:style-name="P4"><text:span text:style-name="T37"><text:tab/>call</text:span> <text:span text:style-name="T26">process_lines</text:span></text:p>
      <text:p text:style-name="P11"/>
      <text:p text:style-name="P4"><text:span text:style-name="T37"><text:tab/>mov </text:span><text:span text:style-name="T26">rax</text:span>, <text:span text:style-name="T30">1</text:span></text:p>
      <text:p text:style-name="P4"><text:span text:style-name="T37"><text:tab/>int </text:span><text:span text:style-name="T30">80h</text:span></text:p>
      <text:p text:style-name="P4"><text:span text:style-name="T30"/></text:p>
      <text:p text:style-name="P4"><text:span text:style-name="T26">input_lines</text:span>:</text:p>
      <text:p text:style-name="P4"><text:span text:style-name="T37"><text:tab/>mov </text:span><text:span text:style-name="T26">rbx</text:span>, <text:span text:style-name="T26">LINES</text:span></text:p>
      <text:p text:style-name="P4"><text:span text:style-name="T37"><text:tab/>mov </text:span><text:span text:style-name="T26">rcx</text:span>, N</text:p>
      <text:p text:style-name="P4"><text:tab/>.<text:span text:style-name="T26">next</text:span>:</text:p>
      <text:p text:style-name="P4"><text:span text:style-name="T37"><text:tab/>mov </text:span><text:span text:style-name="T26">rdx</text:span>, N</text:p>
      <text:p text:style-name="P4"><text:span text:style-name="T37"><text:tab/>sub </text:span><text:span text:style-name="T26">rdx</text:span>, <text:span text:style-name="T26">rcx</text:span></text:p>
      <text:p text:style-name="P4"><text:span text:style-name="T29"><text:tab/>print</text:span> <text:span text:style-name="T26">LINE_INPUT</text:span>, <text:span text:style-name="T26">rdx</text:span><text:span text:style-name="T31">; input lines data</text:span></text:p>
      <text:p text:style-name="P6"><text:tab/>; using scanf resets all registers</text:p>
      <text:p text:style-name="P4"><text:span text:style-name="T26"><text:tab/>read</text:span> <text:span text:style-name="T26">LINE_INPUT_FORMAT</text:span>, <text:span text:style-name="T26">x1</text:span>, <text:span text:style-name="T26">y1</text:span>, <text:span text:style-name="T26">x2</text:span>, <text:span text:style-name="T26">y2</text:span></text:p>
      <text:p text:style-name="P4"><text:span text:style-name="T37"><text:tab/>call</text:span> <text:span text:style-name="T26">count_tg</text:span></text:p>
      <text:p text:style-name="P4"><text:span text:style-name="T37"><text:tab/>cmp </text:span><text:span text:style-name="T26">al</text:span>, <text:span text:style-name="T29">byte</text:span> <text:span text:style-name="T30">1</text:span><text:span text:style-name="T31">; NaN check</text:span></text:p>
      <text:p text:style-name="P4"><text:span text:style-name="T37"><text:tab/>jne </text:span>.<text:span text:style-name="T26">continue</text:span></text:p>
      <text:p text:style-name="P4"><text:tab/>.<text:span text:style-name="T26">error</text:span>:</text:p>
      <text:p text:style-name="P4"><text:span text:style-name="T37"><text:tab/><text:tab/>call</text:span> <text:span text:style-name="T26">print_error</text:span></text:p>
      <text:p text:style-name="P4"><text:span text:style-name="T37"><text:tab/><text:tab/>jmp </text:span>.<text:span text:style-name="T26">next</text:span></text:p>
      <text:p text:style-name="P4"><text:tab/>.<text:span text:style-name="T26">continue</text:span>:</text:p>
      <text:p text:style-name="P4"><text:span text:style-name="T37"><text:tab/><text:tab/>fstp </text:span><text:span text:style-name="T29">dword</text:span> [<text:span text:style-name="T26">rbx</text:span> + <text:span text:style-name="T26">rdx</text:span> * <text:span text:style-name="T26">WORD_SIZE</text:span>]<text:span text:style-name="T31">; load angle tan into array</text:span></text:p>
      <text:p text:style-name="P4"><text:span text:style-name="T26"><text:tab/><text:tab/>loop</text:span> .<text:span text:style-name="T26">next</text:span></text:p>
      <text:p text:style-name="P8"><text:tab/>ret</text:p>
      <text:p text:style-name="P4"><text:span text:style-name="T26">print_error</text:span>:</text:p>
      <text:p text:style-name="P4"><text:span text:style-name="T29"><text:tab/>print</text:span> <text:span text:style-name="T26">POINT_PROVIDED_ERROR</text:span></text:p>
      <text:p text:style-name="P8"><text:tab/>ret</text:p>
      <text:p text:style-name="P8"/>
      <text:p text:style-name="P7">; output: ax - status flags</text:p>
      <text:p text:style-name="P4"><text:soft-page-break/><text:span text:style-name="T26">count_tg</text:span>:</text:p>
      <text:p text:style-name="P4"><text:span text:style-name="T26"><text:tab/>finit</text:span><text:span text:style-name="T31">; reset FPU state</text:span></text:p>
      <text:p text:style-name="P6"><text:tab/>; &lt;tg A = (y2 - y1) / (x2 - x1)&gt;</text:p>
      <text:p text:style-name="P4"><text:span text:style-name="T37"><text:tab/>fld </text:span><text:span text:style-name="T29">dword</text:span> [<text:span text:style-name="T26">x2</text:span>]</text:p>
      <text:p text:style-name="P4"><text:span text:style-name="T37"><text:tab/>fsub </text:span><text:span text:style-name="T29">dword</text:span> [<text:span text:style-name="T26">x1</text:span>]</text:p>
      <text:p text:style-name="P4"><text:span text:style-name="T37"><text:tab/>fld </text:span><text:span text:style-name="T29">dword</text:span> [<text:span text:style-name="T26">y2</text:span>]</text:p>
      <text:p text:style-name="P4"><text:span text:style-name="T37"><text:tab/>fsub </text:span><text:span text:style-name="T29">dword</text:span> [<text:span text:style-name="T26">y1</text:span>]</text:p>
      <text:p text:style-name="P4"><text:span text:style-name="T26"><text:tab/>fdivrp</text:span><text:span text:style-name="T31">; reverse divide</text:span></text:p>
      <text:p text:style-name="P6"><text:tab/>; &lt;/tg A&gt;</text:p>
      <text:p text:style-name="P4"><text:span text:style-name="T37"><text:tab/>fstsw </text:span><text:span text:style-name="T26">ax</text:span><text:span text:style-name="T31">; load status flags into AX</text:span></text:p>
      <text:p text:style-name="P8"><text:tab/>ret</text:p>
      <text:p text:style-name="P8"/>
      <text:p text:style-name="P4"><text:span text:style-name="T26">process_lines</text:span>:</text:p>
      <text:p text:style-name="P11"><text:span text:style-name="T39"><text:tab/>mov </text:span><text:span text:style-name="T28">rbx</text:span><text:span text:style-name="T25">, </text:span><text:span text:style-name="T28">LINES</text:span><text:span text:style-name="T34">; save array pointer into register, otherwise </text:span><text:span text:style-name="T35">errors</text:span></text:p>
      <text:p text:style-name="P4"><text:span text:style-name="T37"><text:tab/>mov </text:span><text:span text:style-name="T26">rcx</text:span>, N</text:p>
      <text:p text:style-name="P4"><text:span text:style-name="T37"><text:tab/>dec </text:span><text:span text:style-name="T26">rcx</text:span></text:p>
      <text:p text:style-name="P4"><text:tab/>.<text:span text:style-name="T26">next_line</text:span>:</text:p>
      <text:p text:style-name="P4"><text:span text:style-name="T37"><text:tab/><text:tab/>mov </text:span><text:span text:style-name="T26">rdx</text:span>, <text:span text:style-name="T26">rcx</text:span></text:p>
      <text:p text:style-name="P4"><text:tab/><text:tab/>.<text:span text:style-name="T26">find_parallel_line</text:span>:</text:p>
      <text:p text:style-name="P6"><text:tab/><text:tab/><text:tab/>; tg A = tg B =&gt; lines are parallel</text:p>
      <text:p text:style-name="P6"><text:tab/><text:tab/><text:tab/>; i tried to do comparison by eplison but the values</text:p>
      <text:p text:style-name="P6"><text:tab/><text:tab/><text:tab/>; can not load into the FPU (endianess) so i left it like this</text:p>
      <text:p text:style-name="P6"><text:tab/><text:tab/><text:tab/>;</text:p>
      <text:p text:style-name="P6"><text:tab/><text:tab/><text:tab/>; fld dword [rbx + (rcx + (-1)) * WORD_SIZE]</text:p>
      <text:p text:style-name="P6"><text:tab/><text:tab/><text:tab/>; fsub dword [rbx + rdx * WORD_SIZE]</text:p>
      <text:p text:style-name="P6"><text:tab/><text:tab/><text:tab/>; fcomp dword [EPSILON]</text:p>
      <text:p text:style-name="P4"><text:span text:style-name="T37"><text:tab/><text:tab/><text:tab/>mov </text:span><text:span text:style-name="T26">eax</text:span>, [<text:span text:style-name="T26">rbx</text:span> + (<text:span text:style-name="T26">rcx</text:span> + (<text:span text:style-name="T30">-1</text:span>)) * <text:span text:style-name="T26">WORD_SIZE</text:span>]</text:p>
      <text:p text:style-name="P4"><text:span text:style-name="T37"><text:tab/><text:tab/><text:tab/>cmp </text:span><text:span text:style-name="T26">eax</text:span>, [<text:span text:style-name="T26">rbx</text:span> + <text:span text:style-name="T26">rdx</text:span> * <text:span text:style-name="T26">WORD_SIZE</text:span>]</text:p>
      <text:p text:style-name="P4"><text:span text:style-name="T37"><text:tab/><text:tab/><text:tab/>je </text:span>.<text:span text:style-name="T26">print</text:span></text:p>
      <text:p text:style-name="P4"><text:span text:style-name="T37"><text:tab/><text:tab/><text:tab/>jmp </text:span>.<text:span text:style-name="T26">continue</text:span></text:p>
      <text:p text:style-name="P4"><text:tab/><text:tab/>.<text:span text:style-name="T26">print</text:span>:</text:p>
      <text:p text:style-name="P4"><text:span text:style-name="T37"><text:tab/><text:tab/><text:tab/>dec </text:span><text:span text:style-name="T26">rcx</text:span></text:p>
      <text:p text:style-name="P4"><text:span text:style-name="T29"><text:tab/><text:tab/><text:tab/>print</text:span> <text:span text:style-name="T26">LINE_OUTPUT</text:span>, <text:span text:style-name="T26">rdx</text:span>, <text:span text:style-name="T26">rcx</text:span></text:p>
      <text:p text:style-name="P4"><text:span text:style-name="T37"><text:tab/><text:tab/><text:tab/>inc </text:span><text:span text:style-name="T26">rcx</text:span></text:p>
      <text:p text:style-name="P4"><text:tab/>.<text:span text:style-name="T26">continue</text:span>:</text:p>
      <text:p text:style-name="P4"><text:span text:style-name="T26"><text:tab/><text:tab/>loop</text:span> .<text:span text:style-name="T26">find_parallel_line</text:span></text:p>
      <text:p text:style-name="P4"><text:span text:style-name="T37"><text:tab/><text:tab/>mov </text:span><text:span text:style-name="T26">rcx</text:span>, <text:span text:style-name="T26">rdx</text:span></text:p>
      <text:p text:style-name="P4"><text:span text:style-name="T26"><text:tab/><text:tab/>loop</text:span> .<text:span text:style-name="T26">next_line</text:span></text:p>
      <text:p text:style-name="P8"><text:tab/><text:tab/>ret</text:p>
      <text:p text:style-name="P8"/>
      <text:p text:style-name="P4"><text:span text:style-name="T21">section</text:span> <text:span text:style-name="T36">'.data'</text:span> <text:span text:style-name="T26">writable</text:span></text:p>
      <text:p text:style-name="P4"><text:span text:style-name="T26">DESCRIPTION</text:span> <text:span text:style-name="T29">db</text:span>\</text:p>
      <text:p text:style-name="P4"><text:span text:style-name="T36">"Ruslan Garifullin (https://github.com/ruslang02)"</text:span>, <text:span text:style-name="T30">10</text:span>,\ </text:p>
      <text:p text:style-name="P4"><text:span text:style-name="T36">"From N=%d lines (set by the coords of two points) find parallel ones."</text:span>, <text:span text:style-name="T30">10</text:span>,\ </text:p>
      <text:p text:style-name="P4"><text:span text:style-name="T36">"Input format: &lt;x1&gt; &lt;y1&gt; &lt;x2&gt; &lt;y2&gt;."</text:span>, <text:span text:style-name="T30">10</text:span>,\ </text:p>
      <text:p text:style-name="P4"><text:span text:style-name="T30">10</text:span>, <text:span text:style-name="T30">0</text:span></text:p>
      <text:p text:style-name="P4"><text:span text:style-name="T26">POINT_PROVIDED_ERROR</text:span> <text:span text:style-name="T29">db</text:span> <text:span text:style-name="T36">"You have given a point. Line expected."</text:span>, <text:span text:style-name="T30">10</text:span>, <text:span text:style-name="T30">0</text:span></text:p>
      <text:p text:style-name="P4"><text:span text:style-name="T26">LINES</text:span> <text:span text:style-name="T26">rd</text:span> N<text:span text:style-name="T31">; float[N]</text:span></text:p>
      <text:p text:style-name="P4"><text:span text:style-name="T26">LINE_INPUT</text:span> <text:span text:style-name="T29">db</text:span> <text:span text:style-name="T36">"Line %d: "</text:span>, <text:span text:style-name="T30">0</text:span></text:p>
      <text:p text:style-name="P4"><text:soft-page-break/><text:span text:style-name="T26">LINE_INPUT_FORMAT</text:span> <text:span text:style-name="T29">db</text:span> <text:span text:style-name="T36">"%f %f %f %f"</text:span>, <text:span text:style-name="T30">0</text:span></text:p>
      <text:p text:style-name="P4"><text:span text:style-name="T26">LINE_OUTPUT</text:span> <text:span text:style-name="T29">db</text:span> <text:span text:style-name="T36">"Line #%d is parallel to line #%d."</text:span>, <text:span text:style-name="T30">10</text:span>, <text:span text:style-name="T30">0</text:span></text:p>
      <text:p text:style-name="P4"><text:span text:style-name="T26">x1</text:span> <text:span text:style-name="T29">dd</text:span> ?</text:p>
      <text:p text:style-name="P4"><text:span text:style-name="T26">y1</text:span> <text:span text:style-name="T29">dd</text:span> ?</text:p>
      <text:p text:style-name="P4"><text:span text:style-name="T26">x2</text:span> <text:span text:style-name="T29">dd</text:span> ?</text:p>
      <text:p text:style-name="P4"><text:span text:style-name="T26">y2</text:span> <text:span text:style-name="T29">dd</text:span> ?</text:p>
      <text:p text:style-name="P42">io.asm:</text:p>
      <text:p text:style-name="P45"><text:span text:style-name="T21">extrn</text:span> <text:span text:style-name="T26">scanf</text:span></text:p>
      <text:p text:style-name="P10"><text:span text:style-name="T23">extrn</text:span><text:span text:style-name="T25"> </text:span><text:span text:style-name="T28">printf</text:span></text:p>
      <text:p text:style-name="P5">; printf macro</text:p>
      <text:p text:style-name="P3"><text:span text:style-name="T21">macro</text:span> <text:span text:style-name="T29">print</text:span> <text:span text:style-name="T26">format</text:span>*, <text:span text:style-name="T26">arg1</text:span>, <text:span text:style-name="T26">arg2</text:span>, <text:span text:style-name="T26">arg3</text:span> {</text:p>
      <text:p text:style-name="P3"><text:span text:style-name="T37"><text:tab/>push </text:span><text:span text:style-name="T26">rax</text:span></text:p>
      <text:p text:style-name="P3"><text:span text:style-name="T37"><text:tab/>push </text:span><text:span text:style-name="T26">rdx</text:span></text:p>
      <text:p text:style-name="P3"><text:span text:style-name="T37"><text:tab/>push </text:span><text:span text:style-name="T26">rcx</text:span></text:p>
      <text:p text:style-name="P3"><text:span text:style-name="T37"><text:tab/>mov </text:span><text:span text:style-name="T26">rdi</text:span>, <text:span text:style-name="T26">format</text:span></text:p>
      <text:p text:style-name="P3"><text:span text:style-name="T29"><text:tab/>if</text:span> <text:span text:style-name="T26">arg1</text:span> <text:span text:style-name="T26">eq</text:span></text:p>
      <text:p text:style-name="P3"><text:span text:style-name="T37"><text:tab/><text:tab/>xor </text:span><text:span text:style-name="T26">rsi</text:span>, <text:span text:style-name="T26">rsi</text:span></text:p>
      <text:p text:style-name="P9"><text:tab/>else</text:p>
      <text:p text:style-name="P3"><text:span text:style-name="T37"><text:tab/><text:tab/>mov </text:span><text:span text:style-name="T26">rsi</text:span>, <text:span text:style-name="T26">arg1</text:span></text:p>
      <text:p text:style-name="P3"><text:span text:style-name="T29"><text:tab/>end</text:span> <text:span text:style-name="T29">if</text:span></text:p>
      <text:p text:style-name="P3"><text:span text:style-name="T29"><text:tab/>if</text:span> <text:span text:style-name="T26">arg2</text:span> <text:span text:style-name="T26">eq</text:span></text:p>
      <text:p text:style-name="P3"><text:span text:style-name="T37"><text:tab/><text:tab/>xor </text:span><text:span text:style-name="T26">rdx</text:span>, <text:span text:style-name="T26">rdx</text:span></text:p>
      <text:p text:style-name="P9"><text:tab/>else</text:p>
      <text:p text:style-name="P3"><text:span text:style-name="T37"><text:tab/><text:tab/>mov </text:span><text:span text:style-name="T26">rdx</text:span>, <text:span text:style-name="T26">arg2</text:span></text:p>
      <text:p text:style-name="P3"><text:span text:style-name="T29"><text:tab/>end</text:span> <text:span text:style-name="T29">if</text:span></text:p>
      <text:p text:style-name="P3"><text:span text:style-name="T29"><text:tab/>if</text:span> <text:span text:style-name="T26">arg3</text:span> <text:span text:style-name="T26">eq</text:span></text:p>
      <text:p text:style-name="P3"><text:span text:style-name="T37"><text:tab/><text:tab/>xor </text:span><text:span text:style-name="T26">rcx</text:span>, <text:span text:style-name="T26">rcx</text:span></text:p>
      <text:p text:style-name="P9"><text:tab/>else</text:p>
      <text:p text:style-name="P3"><text:span text:style-name="T37"><text:tab/><text:tab/>mov </text:span><text:span text:style-name="T26">rcx</text:span>, <text:span text:style-name="T26">arg3</text:span></text:p>
      <text:p text:style-name="P3"><text:span text:style-name="T29"><text:tab/>end</text:span> <text:span text:style-name="T29">if</text:span></text:p>
      <text:p text:style-name="P3"><text:span text:style-name="T37"><text:tab/>xor </text:span><text:span text:style-name="T26">rax</text:span>, <text:span text:style-name="T26">rax</text:span></text:p>
      <text:p text:style-name="P3"><text:span text:style-name="T37"><text:tab/>call</text:span> <text:span text:style-name="T26">printf</text:span></text:p>
      <text:p text:style-name="P3"><text:span text:style-name="T37"><text:tab/>pop </text:span><text:span text:style-name="T26">rcx</text:span></text:p>
      <text:p text:style-name="P3"><text:span text:style-name="T37"><text:tab/>pop </text:span><text:span text:style-name="T26">rdx</text:span></text:p>
      <text:p text:style-name="P3"><text:span text:style-name="T37"><text:tab/>pop </text:span><text:span text:style-name="T26">rax</text:span></text:p>
      <text:p text:style-name="P3">}</text:p>
      <text:p text:style-name="P10"/>
      <text:p text:style-name="P5">; scanf macro</text:p>
      <text:p text:style-name="P3"><text:span text:style-name="T21">macro</text:span> <text:span text:style-name="T26">read</text:span> <text:span text:style-name="T26">format</text:span>*, <text:span text:style-name="T26">arg1</text:span>*, <text:span text:style-name="T26">arg2</text:span>*, <text:span text:style-name="T26">arg3</text:span>*, <text:span text:style-name="T26">arg4</text:span>* {</text:p>
      <text:p text:style-name="P3"><text:span text:style-name="T37"><text:tab/>push </text:span><text:span text:style-name="T26">rcx</text:span></text:p>
      <text:p text:style-name="P3"><text:span text:style-name="T37"><text:tab/>push </text:span><text:span text:style-name="T26">rdx</text:span></text:p>
      <text:p text:style-name="P3"><text:span text:style-name="T37"><text:tab/>lea </text:span><text:span text:style-name="T26">rdi</text:span>, [<text:span text:style-name="T26">format</text:span>]</text:p>
      <text:p text:style-name="P3"><text:span text:style-name="T37"><text:tab/>mov </text:span><text:span text:style-name="T26">rsi</text:span>, <text:span text:style-name="T26">arg1</text:span></text:p>
      <text:p text:style-name="P3"><text:span text:style-name="T37"><text:tab/>mov </text:span><text:span text:style-name="T26">rdx</text:span>, <text:span text:style-name="T26">arg2</text:span></text:p>
      <text:p text:style-name="P3"><text:span text:style-name="T37"><text:tab/>mov </text:span><text:span text:style-name="T26">rcx</text:span>, <text:span text:style-name="T26">arg3</text:span></text:p>
      <text:p text:style-name="P3"><text:span text:style-name="T37"><text:tab/>mov </text:span><text:span text:style-name="T26">r8</text:span>, <text:span text:style-name="T26">arg4</text:span></text:p>
      <text:p text:style-name="P3"><text:span text:style-name="T37"><text:tab/>xor </text:span><text:span text:style-name="T26">rax</text:span>, <text:span text:style-name="T26">rax</text:span></text:p>
      <text:p text:style-name="P3"><text:span text:style-name="T37"><text:tab/>call</text:span> <text:span text:style-name="T26">scanf</text:span></text:p>
      <text:p text:style-name="P3"><text:span text:style-name="T37"><text:tab/>pop </text:span><text:span text:style-name="T26">rdx</text:span></text:p>
      <text:p text:style-name="P3"><text:span text:style-name="T37"><text:tab/>pop </text:span><text:span text:style-name="T26">rcx</text:span></text:p>
      <text:p text:style-name="P3">}</text:p>
      <text:p text:style-name="P41"/>
      <text:p text:style-name="P47">Список использованных источников</text:p>
      <text:list xml:id="list449449044" text:style-name="L3">
        <text:list-item>
          <text:p text:style-name="P48"><text:a xlink:type="simple" xlink:href="https://c9x.me/x86/" text:style-name="Internet_20_link" text:visited-style-name="Visited_20_Internet_20_Link"><text:span text:style-name="T7">https://c9x.me/x86/</text:span></text:a></text:p>
        </text:list-item>
        <text:list-item>
          <text:p text:style-name="P49"><text:a xlink:type="simple" xlink:href="https://softcraft.ru/" text:style-name="Internet_20_link" text:visited-style-name="Visited_20_Internet_20_Link"><text:span text:style-name="T2">https://softcraft.ru/</text:span></text:a></text:p>
        </text:list-item>
        <text:list-item>
          <text:p text:style-name="P48"><text:a xlink:type="simple" xlink:href="https://cs.fit.edu/~mmahoney/cse3101/float.html" text:style-name="Internet_20_link" text:visited-style-name="Visited_20_Internet_20_Link"><text:span text:style-name="T41">https://cs.fit.edu/~mmahoney/cse3101/float.html</text:span></text:a></text:p>
        </text:list-item>
        <text:list-item>
          <text:p text:style-name="P48"><text:a xlink:type="simple" xlink:href="http://av-assembler.ru/instructions/" text:style-name="Internet_20_link" text:visited-style-name="Visited_20_Internet_20_Link"><text:span text:style-name="T41">http://av-assembler.ru/instructions/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Ek Mukta1" svg:font-family="'Ek Mukta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k Mukta" svg:font-family="'Ek Mukta'" style:font-family-generic="system" style:font-pitch="variable"/>
    <style:font-face style:name="Source Sans Pro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Sans Pro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Sans Pro" style:font-family-asian="'Source Sans Pro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50:29.657530307</meta:creation-date>
    <dc:date>2020-11-01T21:58:35.683418781</dc:date>
    <meta:editing-duration>PT3M7S</meta:editing-duration>
    <meta:editing-cycles>1</meta:editing-cycles>
    <meta:generator>LibreOffice/6.4.7.2$Linux_X86_64 LibreOffice_project/40$Build-2</meta:generator>
    <meta:document-statistic meta:table-count="0" meta:image-count="0" meta:object-count="3" meta:page-count="7" meta:paragraph-count="177" meta:word-count="787" meta:character-count="5116" meta:non-whitespace-character-count="4331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⃗</mo>
      </mover>
      <mrow>
        <mspace width="2em"/>
        <mo stretchy="false">=</mo>
        <mspace width="2em"/>
      </mrow>
      <mrow>
        <mo fence="true" stretchy="true">(</mo>
        <mrow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  <mi>,</mi>
            <mspace width="2em"/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</mrow>
        <mo fence="true" stretchy="true">)</mo>
      </mrow>
    </mrow>
    <annotation encoding="StarMath 5.0"> { vec a ~ = ~ left ( { x _ 2 - x _ 1 , ~ y _ 2 - y _ 1 } right ) } </annotation>
  </semantics>
</math>
</file>

<file path=Object 2/content.xml><?xml version="1.0" encoding="utf-8"?>
<math xmlns="http://www.w3.org/1998/Math/MathML" display="block">
  <semantics>
    <mrow>
      <mi mathvariant="italic">tg</mi>
      <mrow>
        <mo fence="true" stretchy="true">(</mo>
        <mrow>
          <mover accent="true">
            <mi>a</mi>
            <mo stretchy="false">⃗</mo>
          </mover>
        </mrow>
        <mo fence="true" stretchy="true">)</mo>
      </mrow>
      <mrow>
        <mspace width="2em"/>
        <mo stretchy="false">=</mo>
        <mspace width="2em"/>
      </mrow>
      <mfrac>
        <mrow>
          <msub>
            <mi>y</mi>
            <mrow>
              <mi>a</mi>
            </mrow>
          </msub>
        </mrow>
        <mrow>
          <msub>
            <mi>x</mi>
            <mrow>
              <mi>a</mi>
            </mrow>
          </msub>
        </mrow>
      </mfrac>
    </mrow>
    <annotation encoding="StarMath 5.0"> { tg left ( vec a right ) ~ = ~ { y _ a over x _ a } } </annotation>
  </semantics>
</math>
</file>

<file path=Object 3/content.xml><?xml version="1.0" encoding="utf-8"?>
<math xmlns="http://www.w3.org/1998/Math/MathML" display="block">
  <semantics>
    <mrow>
      <mi mathvariant="italic">tg</mi>
      <mrow>
        <mo fence="true" stretchy="true">(</mo>
        <mrow>
          <mover accent="true">
            <mi>a</mi>
            <mo stretchy="false">⃗</mo>
          </mover>
        </mrow>
        <mo fence="true" stretchy="true">)</mo>
      </mrow>
      <mrow>
        <mspace width="2em"/>
        <mo stretchy="false">=</mo>
        <mspace width="2em"/>
      </mrow>
      <mi mathvariant="italic">tg</mi>
      <mrow>
        <mo fence="true" stretchy="true">(</mo>
        <mrow>
          <mover accent="true">
            <mi>b</mi>
            <mo stretchy="false">⃗</mo>
          </mover>
        </mrow>
        <mo fence="true" stretchy="true">)</mo>
      </mrow>
      <mspace width="2em"/>
      <mo stretchy="false">⇒</mo>
      <mrow>
        <mi>a</mi>
        <mo stretchy="false">∥</mo>
        <mi>b</mi>
      </mrow>
    </mrow>
    <annotation encoding="StarMath 5.0"> { tg left ( vec a right ) ~ = ~ tg left ( vec b right ) ~ drarrow a parallel b } </annotation>
  </semantics>
</math>
</file>